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60000024D13AE8D581F970502.png" manifest:media-type="image/png"/>
  <manifest:file-entry manifest:full-path="Pictures/100000010000052600000419D6E519FD5D884A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462cm" svg:y="7.001cm" svg:width="19.925cm" svg:height="15.856cm" draw:z-index="0"><draw:image xlink:href="Pictures/100000010000052600000419D6E519FD5D884A1F.png" xlink:type="simple" xlink:show="embed" xlink:actuate="onLoad" draw:mime-type="image/png"/></draw:frame><draw:frame draw:style-name="fr1" draw:name="Image2" text:anchor-type="char" svg:x="-1.448cm" svg:y="15.886cm" svg:width="19.872cm" svg:height="8.539cm" draw:z-index="1"><draw:image xlink:href="Pictures/10000001000005260000024D13AE8D581F9705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5:52:31.695440812</meta:creation-date>
    <dc:date>2023-11-23T15:35:16.916871413</dc:date>
    <meta:editing-duration>PT10M1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